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variant="normal" fo:text-transform="none" fo:color="#ce181e" style:font-name="Liberation Serif" fo:font-size="12pt" fo:letter-spacing="normal" fo:font-style="normal" fo:font-weight="bold" officeooo:paragraph-rsid="000b4410" style:font-size-asian="12pt" style:font-weight-asian="bold" style:font-size-complex="12pt" style:font-weight-complex="bold"/>
    </style:style>
    <style:style style:name="P3" style:family="paragraph" style:parent-style-name="Preformatted_20_Text" style:list-style-name="L1">
      <style:text-properties fo:font-variant="normal" fo:text-transform="none" fo:color="#0000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P4" style:family="paragraph" style:parent-style-name="Preformatted_20_Text" style:list-style-name="L1">
      <style:text-properties fo:font-variant="normal" fo:text-transform="none" fo:color="#000000" style:font-name="Liberation Serif" fo:font-size="12pt" fo:letter-spacing="normal" fo:font-style="normal" fo:font-weight="bold" officeooo:paragraph-rsid="00061585" style:font-size-asian="12pt" style:font-weight-asian="bold" style:font-size-complex="12pt" style:font-weight-complex="bold"/>
    </style:style>
    <style:style style:name="P5" style:family="paragraph" style:parent-style-name="Preformatted_20_Text" style:list-style-name="L1">
      <style:text-properties fo:font-variant="normal" fo:text-transform="none" fo:color="#000000" style:font-name="Liberation Serif" fo:font-size="12pt" fo:letter-spacing="normal" fo:font-style="normal" fo:font-weight="bold" officeooo:paragraph-rsid="0007f649" style:font-size-asian="12pt" style:font-weight-asian="bold" style:font-size-complex="12pt" style:font-weight-complex="bold"/>
    </style:style>
    <style:style style:name="P6" style:family="paragraph" style:parent-style-name="Preformatted_20_Text" style:list-style-name="L1">
      <style:text-properties fo:font-variant="normal" fo:text-transform="none" fo:color="#000000" style:font-name="Liberation Serif" fo:font-size="12pt" fo:letter-spacing="normal" fo:font-style="normal" fo:font-weight="bold" officeooo:paragraph-rsid="00083b83" style:font-size-asian="12pt" style:font-weight-asian="bold" style:font-size-complex="12pt" style:font-weight-complex="bold"/>
    </style:style>
    <style:style style:name="P7" style:family="paragraph" style:parent-style-name="Preformatted_20_Text" style:list-style-name="L1">
      <style:text-properties fo:font-variant="normal" fo:text-transform="none" fo:color="#000000" style:font-name="Liberation Serif" fo:font-size="12pt" fo:letter-spacing="normal" fo:font-style="normal" fo:font-weight="bold" officeooo:paragraph-rsid="000b4410" style:font-size-asian="12pt" style:font-weight-asian="bold" style:font-size-complex="12pt" style:font-weight-complex="bold"/>
    </style:style>
    <style:style style:name="P8" style:family="paragraph" style:parent-style-name="Preformatted_20_Text" style:list-style-name="L1">
      <style:text-properties fo:font-variant="normal" fo:text-transform="none" fo:color="#000000" style:font-name="Liberation Serif" fo:font-size="12pt" fo:letter-spacing="normal" fo:font-style="normal" fo:font-weight="bold" officeooo:paragraph-rsid="000bc044" style:font-size-asian="12pt" style:font-weight-asian="bold" style:font-size-complex="12pt" style:font-weight-complex="bold"/>
    </style:style>
    <style:style style:name="P9" style:family="paragraph" style:parent-style-name="Preformatted_20_Text" style:list-style-name="L1">
      <style:text-properties fo:font-variant="normal" fo:text-transform="none" fo:color="#000000" style:font-name="Liberation Serif" fo:font-size="12pt" fo:letter-spacing="normal" fo:font-style="normal" fo:font-weight="bold" officeooo:paragraph-rsid="000dd9d0" style:font-size-asian="12pt" style:font-weight-asian="bold" style:font-size-complex="12pt" style:font-weight-complex="bold"/>
    </style:style>
    <style:style style:name="P10" style:family="paragraph" style:parent-style-name="Preformatted_20_Text" style:list-style-name="L1">
      <style:text-properties fo:font-variant="normal" fo:text-transform="none" fo:color="#000000" style:font-name="Liberation Serif" fo:font-size="12pt" fo:letter-spacing="normal" fo:font-style="normal" fo:font-weight="bold" officeooo:paragraph-rsid="000ef2ad" style:font-size-asian="12pt" style:font-weight-asian="bold" style:font-size-complex="12pt" style:font-weight-complex="bold"/>
    </style:style>
    <style:style style:name="P11" style:family="paragraph" style:parent-style-name="Preformatted_20_Text" style:list-style-name="L1">
      <style:text-properties fo:font-variant="normal" fo:text-transform="none" fo:color="#000000" style:font-name="Liberation Serif" fo:font-size="12pt" fo:letter-spacing="normal" fo:font-style="normal" fo:font-weight="bold" officeooo:paragraph-rsid="000f1c01" style:font-size-asian="12pt" style:font-weight-asian="bold" style:font-size-complex="12pt" style:font-weight-complex="bold"/>
    </style:style>
    <style:style style:name="P12" style:family="paragraph" style:parent-style-name="Preformatted_20_Text" style:list-style-name="L1">
      <style:text-properties fo:font-variant="normal" fo:text-transform="none" fo:color="#000000" style:font-name="Liberation Serif" fo:font-size="12pt" fo:letter-spacing="normal" fo:font-style="normal" fo:font-weight="bold" officeooo:paragraph-rsid="00103d31" style:font-size-asian="12pt" style:font-weight-asian="bold" style:font-size-complex="12pt" style:font-weight-complex="bold"/>
    </style:style>
    <style:style style:name="P13" style:family="paragraph" style:parent-style-name="Preformatted_20_Text" style:list-style-name="L1">
      <style:text-properties fo:font-variant="normal" fo:text-transform="none" fo:color="#000000" style:font-name="Liberation Serif" fo:font-size="12pt" fo:letter-spacing="normal" fo:font-style="normal" fo:font-weight="bold" officeooo:rsid="00083b83" officeooo:paragraph-rsid="00153b5e" style:font-size-asian="12pt" style:font-weight-asian="bold" style:font-size-complex="12pt" style:font-weight-complex="bold"/>
    </style:style>
    <style:style style:name="P14" style:family="paragraph" style:parent-style-name="Preformatted_20_Text" style:list-style-name="L1">
      <style:text-properties fo:font-variant="normal" fo:text-transform="none" fo:color="#000000" style:font-name="Liberation Serif" fo:font-size="12pt" fo:letter-spacing="normal" fo:font-style="normal" fo:font-weight="bold" officeooo:rsid="00083b83" officeooo:paragraph-rsid="001645c9" style:font-size-asian="12pt" style:font-weight-asian="bold" style:font-size-complex="12pt" style:font-weight-complex="bold"/>
    </style:style>
    <style:style style:name="P15" style:family="paragraph" style:parent-style-name="Preformatted_20_Text" style:list-style-name="L1">
      <style:text-properties fo:font-variant="normal" fo:text-transform="none" fo:color="#000000" style:font-name="Liberation Serif" fo:font-size="12pt" fo:letter-spacing="normal" fo:font-style="normal" fo:font-weight="bold" officeooo:rsid="00083b83" officeooo:paragraph-rsid="0018c76e" style:font-size-asian="12pt" style:font-weight-asian="bold" style:font-size-complex="12pt" style:font-weight-complex="bold"/>
    </style:style>
    <style:style style:name="P16" style:family="paragraph" style:parent-style-name="Preformatted_20_Text" style:list-style-name="L1">
      <style:text-properties fo:font-variant="normal" fo:text-transform="none" fo:color="#000000" fo:letter-spacing="normal" fo:font-style="normal" fo:font-weight="normal" style:font-weight-asian="bold" style:font-weight-complex="bold"/>
    </style:style>
    <style:style style:name="P17" style:family="paragraph" style:parent-style-name="Preformatted_20_Text" style:list-style-name="L1">
      <style:text-properties fo:font-variant="normal" fo:text-transform="none" style:use-window-font-color="true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P18" style:family="paragraph" style:parent-style-name="Preformatted_20_Text" style:list-style-name="L1">
      <style:text-properties fo:font-variant="normal" fo:text-transform="none" style:use-window-font-color="true" style:font-name="Liberation Serif" fo:font-size="12pt" fo:letter-spacing="normal" fo:font-style="normal" fo:font-weight="bold" officeooo:paragraph-rsid="0003664c" style:font-size-asian="12pt" style:font-weight-asian="bold" style:font-size-complex="12pt" style:font-weight-complex="bold"/>
    </style:style>
    <style:style style:name="P19" style:family="paragraph" style:parent-style-name="Preformatted_20_Text" style:list-style-name="L1">
      <style:text-properties fo:font-variant="normal" fo:text-transform="none" style:use-window-font-color="true" style:font-name="Liberation Serif" fo:font-size="12pt" fo:letter-spacing="normal" fo:font-style="normal" fo:font-weight="bold" officeooo:paragraph-rsid="000b4410" style:font-size-asian="12pt" style:font-weight-asian="bold" style:font-size-complex="12pt" style:font-weight-complex="bold"/>
    </style:style>
    <style:style style:name="P20" style:family="paragraph" style:parent-style-name="Preformatted_20_Text" style:list-style-name="L1">
      <style:text-properties fo:font-variant="normal" fo:text-transform="none" style:use-window-font-color="true" style:font-name="Liberation Serif" fo:font-size="12pt" fo:letter-spacing="normal" fo:font-style="normal" fo:font-weight="bold" officeooo:paragraph-rsid="000bc044" style:font-size-asian="12pt" style:font-weight-asian="bold" style:font-size-complex="12pt" style:font-weight-complex="bold"/>
    </style:style>
    <style:style style:name="P21" style:family="paragraph" style:parent-style-name="Preformatted_20_Text" style:list-style-name="L1">
      <style:text-properties fo:font-variant="normal" fo:text-transform="none" style:use-window-font-color="true" style:font-name="Liberation Serif" fo:font-size="12pt" fo:letter-spacing="normal" fo:font-style="normal" fo:font-weight="bold" officeooo:paragraph-rsid="000c3f58" style:font-size-asian="12pt" style:font-weight-asian="bold" style:font-size-complex="12pt" style:font-weight-complex="bold"/>
    </style:style>
    <style:style style:name="P22" style:family="paragraph" style:parent-style-name="Preformatted_20_Text" style:list-style-name="L1">
      <style:text-properties fo:font-variant="normal" fo:text-transform="none" style:use-window-font-color="true" style:font-name="Liberation Serif" fo:font-size="12pt" fo:letter-spacing="normal" fo:font-style="normal" fo:font-weight="bold" officeooo:paragraph-rsid="00103d31" style:font-size-asian="12pt" style:font-weight-asian="bold" style:font-size-complex="12pt" style:font-weight-complex="bold"/>
    </style:style>
    <style:style style:name="P23" style:family="paragraph" style:parent-style-name="Preformatted_20_Text" style:list-style-name="L1">
      <style:text-properties fo:font-variant="normal" fo:text-transform="none" style:use-window-font-color="true" style:font-name="Liberation Serif" fo:font-size="12pt" fo:letter-spacing="normal" fo:font-style="normal" fo:font-weight="bold" officeooo:rsid="00083b83" officeooo:paragraph-rsid="00153b5e" style:font-size-asian="12pt" style:font-weight-asian="bold" style:font-size-complex="12pt" style:font-weight-complex="bold"/>
    </style:style>
    <style:style style:name="P24" style:family="paragraph" style:parent-style-name="Preformatted_20_Text" style:list-style-name="L1">
      <style:text-properties fo:font-variant="normal" fo:text-transform="none" style:use-window-font-color="true" style:font-name="Liberation Serif" fo:font-size="12pt" fo:letter-spacing="normal" fo:font-style="normal" fo:font-weight="bold" officeooo:rsid="00083b83" officeooo:paragraph-rsid="001645c9" style:font-size-asian="12pt" style:font-weight-asian="bold" style:font-size-complex="12pt" style:font-weight-complex="bold"/>
    </style:style>
    <style:style style:name="P25" style:family="paragraph" style:parent-style-name="Preformatted_20_Text" style:list-style-name="L1">
      <style:text-properties fo:font-variant="normal" fo:text-transform="none" style:use-window-font-color="true" style:font-name="Liberation Serif" fo:font-size="12pt" fo:letter-spacing="normal" fo:font-style="normal" fo:font-weight="bold" officeooo:rsid="00083b83" officeooo:paragraph-rsid="00167e3c" style:font-size-asian="12pt" style:font-weight-asian="bold" style:font-size-complex="12pt" style:font-weight-complex="bold"/>
    </style:style>
    <style:style style:name="P26" style:family="paragraph" style:parent-style-name="Preformatted_20_Text" style:list-style-name="L1">
      <style:text-properties fo:font-variant="normal" fo:text-transform="none" style:use-window-font-color="true" style:font-name="Liberation Serif" fo:font-size="12pt" fo:letter-spacing="normal" fo:font-style="normal" fo:font-weight="bold" officeooo:rsid="00083b83" officeooo:paragraph-rsid="0017f66d" style:font-size-asian="12pt" style:font-weight-asian="bold" style:font-size-complex="12pt" style:font-weight-complex="bold"/>
    </style:style>
    <style:style style:name="P27" style:family="paragraph" style:parent-style-name="Preformatted_20_Text" style:list-style-name="L1">
      <style:text-properties fo:font-variant="normal" fo:text-transform="none" style:use-window-font-color="true" style:font-name="Liberation Serif" fo:font-size="12pt" fo:letter-spacing="normal" fo:font-style="normal" fo:font-weight="bold" officeooo:rsid="00083b83" officeooo:paragraph-rsid="001871f1" style:font-size-asian="12pt" style:font-weight-asian="bold" style:font-size-complex="12pt" style:font-weight-complex="bold"/>
    </style:style>
    <style:style style:name="P28" style:family="paragraph" style:parent-style-name="Preformatted_20_Text" style:list-style-name="L1">
      <style:text-properties fo:font-variant="normal" fo:text-transform="none" style:use-window-font-color="true" style:font-name="Liberation Serif" fo:font-size="12pt" fo:letter-spacing="normal" fo:font-style="normal" fo:font-weight="bold" officeooo:rsid="00083b83" officeooo:paragraph-rsid="0018c76e" style:font-size-asian="12pt" style:font-weight-asian="bold" style:font-size-complex="12pt" style:font-weight-complex="bold"/>
    </style:style>
    <style:style style:name="P29" style:family="paragraph" style:parent-style-name="Preformatted_20_Text" style:list-style-name="L1">
      <style:text-properties fo:font-variant="normal" fo:text-transform="none" style:use-window-font-color="true" style:font-name="Liberation Serif" fo:font-size="12pt" fo:letter-spacing="normal" fo:font-style="normal" fo:font-weight="bold" officeooo:rsid="00083b83" officeooo:paragraph-rsid="00195be3" style:font-size-asian="12pt" style:font-weight-asian="bold" style:font-size-complex="12pt" style:font-weight-complex="bold"/>
    </style:style>
    <style:style style:name="P30" style:family="paragraph" style:parent-style-name="Preformatted_20_Text" style:list-style-name="L1">
      <style:text-properties fo:font-variant="normal" fo:text-transform="none" style:use-window-font-color="true" style:font-name="Liberation Serif" fo:font-size="12pt" fo:letter-spacing="normal" fo:font-style="normal" fo:font-weight="bold" officeooo:rsid="00083b83" officeooo:paragraph-rsid="001a5172" style:font-size-asian="12pt" style:font-weight-asian="bold" style:font-size-complex="12pt" style:font-weight-complex="bold"/>
    </style:style>
    <style:style style:name="P31" style:family="paragraph" style:parent-style-name="Preformatted_20_Text" style:list-style-name="L1">
      <style:text-properties fo:font-variant="normal" fo:text-transform="none" style:use-window-font-color="true" style:font-name="Liberation Serif" fo:font-size="12pt" fo:letter-spacing="normal" fo:font-style="normal" fo:font-weight="bold" officeooo:rsid="00083b83" officeooo:paragraph-rsid="001c4a40" style:font-size-asian="12pt" style:font-weight-asian="bold" style:font-size-complex="12pt" style:font-weight-complex="bold"/>
    </style:style>
    <style:style style:name="P32" style:family="paragraph" style:parent-style-name="Preformatted_20_Text" style:list-style-name="L1">
      <style:text-properties fo:font-variant="normal" fo:text-transform="none" style:use-window-font-color="true" style:font-name="Liberation Serif" fo:font-size="12pt" fo:letter-spacing="normal" fo:font-style="normal" fo:font-weight="bold" officeooo:rsid="00083b83" officeooo:paragraph-rsid="001cbc52" style:font-size-asian="12pt" style:font-weight-asian="bold" style:font-size-complex="12pt" style:font-weight-complex="bold"/>
    </style:style>
    <style:style style:name="P33" style:family="paragraph" style:parent-style-name="Preformatted_20_Text">
      <style:text-properties fo:font-variant="normal" fo:text-transform="none" style:use-window-font-color="true" style:font-name="Liberation Serif" fo:font-size="12pt" fo:letter-spacing="normal" fo:font-style="normal" fo:font-weight="bold" officeooo:rsid="00083b83" officeooo:paragraph-rsid="0018c76e" style:font-size-asian="12pt" style:font-weight-asian="bold" style:font-size-complex="12pt" style:font-weight-complex="bold"/>
    </style:style>
    <style:style style:name="P34" style:family="paragraph" style:parent-style-name="Preformatted_20_Text" style:list-style-name="L1">
      <style:text-properties fo:font-variant="normal" fo:text-transform="none" fo:color="#ce181e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P35" style:family="paragraph" style:parent-style-name="Preformatted_20_Text" style:list-style-name="L1">
      <style:text-properties fo:font-variant="normal" fo:text-transform="none" fo:color="#ce181e" style:font-name="Liberation Serif" fo:font-size="12pt" fo:letter-spacing="normal" fo:font-style="normal" fo:font-weight="bold" officeooo:paragraph-rsid="000b4410" style:font-size-asian="12pt" style:font-weight-asian="bold" style:font-size-complex="12pt" style:font-weight-complex="bold"/>
    </style:style>
    <style:style style:name="P36" style:family="paragraph" style:parent-style-name="Preformatted_20_Text" style:list-style-name="L1">
      <style:text-properties fo:font-variant="normal" fo:text-transform="none" fo:color="#ce181e" style:font-name="Liberation Serif" fo:font-size="12pt" fo:letter-spacing="normal" fo:font-style="normal" fo:font-weight="bold" officeooo:paragraph-rsid="000bc044" style:font-size-asian="12pt" style:font-weight-asian="bold" style:font-size-complex="12pt" style:font-weight-complex="bold"/>
    </style:style>
    <style:style style:name="P37" style:family="paragraph" style:parent-style-name="Preformatted_20_Text" style:list-style-name="L1">
      <style:text-properties fo:font-variant="normal" fo:text-transform="none" fo:color="#ce181e" style:font-name="Liberation Serif" fo:font-size="12pt" fo:letter-spacing="normal" fo:font-style="normal" fo:font-weight="bold" officeooo:paragraph-rsid="000c3f58" style:font-size-asian="12pt" style:font-weight-asian="bold" style:font-size-complex="12pt" style:font-weight-complex="bold"/>
    </style:style>
    <style:style style:name="P38" style:family="paragraph" style:parent-style-name="Preformatted_20_Text" style:list-style-name="L1">
      <style:text-properties fo:font-variant="normal" fo:text-transform="none" fo:color="#ce181e" style:font-name="Liberation Serif" fo:font-size="12pt" fo:letter-spacing="normal" fo:font-style="normal" fo:font-weight="bold" officeooo:rsid="00083b83" officeooo:paragraph-rsid="00083b83" style:font-size-asian="12pt" style:font-weight-asian="bold" style:font-size-complex="12pt" style:font-weight-complex="bold"/>
    </style:style>
    <style:style style:name="P39" style:family="paragraph" style:parent-style-name="Preformatted_20_Text" style:list-style-name="L1">
      <style:text-properties fo:font-variant="normal" fo:text-transform="none" fo:color="#ce181e" style:font-name="Liberation Serif" fo:font-size="12pt" fo:letter-spacing="normal" fo:font-style="normal" fo:font-weight="bold" officeooo:rsid="00083b83" officeooo:paragraph-rsid="000b4410" style:font-size-asian="12pt" style:font-weight-asian="bold" style:font-size-complex="12pt" style:font-weight-complex="bold"/>
    </style:style>
    <style:style style:name="P40" style:family="paragraph" style:parent-style-name="Preformatted_20_Text" style:list-style-name="L1">
      <style:text-properties fo:font-variant="normal" fo:text-transform="none" fo:color="#ce181e" style:font-name="Liberation Serif" fo:font-size="12pt" fo:letter-spacing="normal" fo:font-style="normal" fo:font-weight="bold" officeooo:rsid="00083b83" officeooo:paragraph-rsid="000bc044" style:font-size-asian="12pt" style:font-weight-asian="bold" style:font-size-complex="12pt" style:font-weight-complex="bold"/>
    </style:style>
    <style:style style:name="P41" style:family="paragraph" style:parent-style-name="Preformatted_20_Text" style:list-style-name="L1">
      <style:text-properties fo:font-variant="normal" fo:text-transform="none" fo:color="#ce181e" style:font-name="Liberation Serif" fo:font-size="12pt" fo:letter-spacing="normal" fo:font-style="normal" fo:font-weight="bold" officeooo:rsid="00083b83" officeooo:paragraph-rsid="000c3f58" style:font-size-asian="12pt" style:font-weight-asian="bold" style:font-size-complex="12pt" style:font-weight-complex="bold"/>
    </style:style>
    <style:style style:name="P42" style:family="paragraph" style:parent-style-name="Preformatted_20_Text" style:list-style-name="L1">
      <style:text-properties fo:font-variant="normal" fo:text-transform="none" fo:color="#ce181e" style:font-name="Liberation Serif" fo:font-size="12pt" fo:letter-spacing="normal" fo:font-style="normal" fo:font-weight="bold" officeooo:rsid="00083b83" officeooo:paragraph-rsid="00103d31" style:font-size-asian="12pt" style:font-weight-asian="bold" style:font-size-complex="12pt" style:font-weight-complex="bold"/>
    </style:style>
    <style:style style:name="P43" style:family="paragraph" style:parent-style-name="Preformatted_20_Text" style:list-style-name="L1">
      <style:text-properties fo:font-variant="normal" fo:text-transform="none" fo:color="#ce181e" style:font-name="Liberation Serif" fo:font-size="12pt" fo:letter-spacing="normal" fo:font-style="normal" fo:font-weight="bold" officeooo:rsid="00083b83" officeooo:paragraph-rsid="00153b5e" style:font-size-asian="12pt" style:font-weight-asian="bold" style:font-size-complex="12pt" style:font-weight-complex="bold"/>
    </style:style>
    <style:style style:name="P44" style:family="paragraph" style:parent-style-name="Preformatted_20_Text">
      <style:text-properties fo:font-variant="normal" fo:text-transform="none" fo:color="#ce181e" style:font-name="Liberation Serif" fo:font-size="12pt" fo:letter-spacing="normal" fo:font-style="normal" fo:font-weight="bold" officeooo:rsid="00083b83" officeooo:paragraph-rsid="000b4410" style:font-size-asian="12pt" style:font-weight-asian="bold" style:font-size-complex="12pt" style:font-weight-complex="bold"/>
    </style:style>
    <style:style style:name="P45" style:family="paragraph" style:parent-style-name="Preformatted_20_Text" style:list-style-name="L1">
      <style:text-properties fo:font-weight="bold" style:font-weight-asian="bold" style:font-weight-complex="bold"/>
    </style:style>
    <style:style style:name="T1" style:family="text">
      <style:text-properties officeooo:rsid="0000ceb1"/>
    </style:style>
    <style:style style:name="T2" style:family="text">
      <style:text-properties fo:color="#ce181e"/>
    </style:style>
    <style:style style:name="T3" style:family="text">
      <style:text-properties fo:color="#ce181e" officeooo:rsid="0000ceb1"/>
    </style:style>
    <style:style style:name="T4" style:family="text">
      <style:text-properties fo:color="#ce181e" officeooo:rsid="00027369"/>
    </style:style>
    <style:style style:name="T5" style:family="text">
      <style:text-properties fo:color="#ce181e" officeooo:rsid="0003664c"/>
    </style:style>
    <style:style style:name="T6" style:family="text">
      <style:text-properties fo:color="#ce181e" officeooo:rsid="00039c0e"/>
    </style:style>
    <style:style style:name="T7" style:family="text">
      <style:text-properties fo:color="#ce181e" officeooo:rsid="000405a7"/>
    </style:style>
    <style:style style:name="T8" style:family="text">
      <style:text-properties fo:color="#ce181e" officeooo:rsid="000425cc"/>
    </style:style>
    <style:style style:name="T9" style:family="text">
      <style:text-properties fo:color="#ce181e" officeooo:rsid="0005373b"/>
    </style:style>
    <style:style style:name="T10" style:family="text">
      <style:text-properties fo:color="#ce181e" officeooo:rsid="00061585"/>
    </style:style>
    <style:style style:name="T11" style:family="text">
      <style:text-properties fo:color="#ce181e" officeooo:rsid="0007f649"/>
    </style:style>
    <style:style style:name="T12" style:family="text">
      <style:text-properties fo:color="#ce181e" officeooo:rsid="00083b83"/>
    </style:style>
    <style:style style:name="T13" style:family="text">
      <style:text-properties fo:color="#ce181e" officeooo:rsid="000f1c01"/>
    </style:style>
    <style:style style:name="T14" style:family="text">
      <style:text-properties fo:color="#ce181e" officeooo:rsid="00103d31"/>
    </style:style>
    <style:style style:name="T15" style:family="text">
      <style:text-properties fo:color="#ce181e" officeooo:rsid="00195be3"/>
    </style:style>
    <style:style style:name="T16" style:family="text">
      <style:text-properties fo:color="#ce181e" fo:font-style="italic" officeooo:rsid="00195be3" style:font-style-asian="italic" style:font-style-complex="italic"/>
    </style:style>
    <style:style style:name="T17" style:family="text">
      <style:text-properties fo:color="#ce181e" officeooo:rsid="001d470c"/>
    </style:style>
    <style:style style:name="T18" style:family="text">
      <style:text-properties officeooo:rsid="00027369"/>
    </style:style>
    <style:style style:name="T19" style:family="text">
      <style:text-properties officeooo:rsid="00083b83"/>
    </style:style>
    <style:style style:name="T20" style:family="text">
      <style:text-properties style:use-window-font-color="true" officeooo:rsid="001d470c"/>
    </style:style>
    <style:style style:name="T21" style:family="text">
      <style:text-properties officeooo:rsid="001d470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835in" fo:text-indent="-0.25in" fo:margin-left="0.5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s text:c="2"/><text:span text:style-name="T1">Lista podstawowych parametrow pomiaru wydajnosci jednostek funkcjonalych</text:span></text:p>
      <text:p text:style-name="P1"><text:s text:c="2"/>“<text:span text:style-name="T1">Uncore” (LLC controller,Memory controllers,UPI Link controller,II/O controller)</text:span></text:p>
      <text:p text:style-name="P1"><text:s text:c="2"/><text:span text:style-name="T1">procesorow: SkyLake-X I Cascade_Lake.</text:span></text:p>
      <text:p text:style-name="P1"/>
      <text:p text:style-name="P1"/>
      <text:list xml:id="list4163288106" text:style-name="L1">
        <text:list-item>
          <text:p text:style-name="P3">UNC_CHA_TOR_INSERTS.IO_HIT <text:span text:style-name="T3">← Hits from local I/O devices </text:span><text:span text:style-name="T6">(possibly GPU)</text:span></text:p>
        </text:list-item>
        <text:list-item>
          <text:p text:style-name="P3">UNC_CHA_TOR_INSERTS.IO_MISS <text:span text:style-name="T3">← Misses from local I/O devices </text:span><text:span text:style-name="T6">(possibly GPU)</text:span></text:p>
        </text:list-item>
        <text:list-item>
          <text:p text:style-name="P3">UNC_CHA_TOR_INSERTS.IA <text:span text:style-name="T4">← Local Cores inserts to Table-Of-Requests</text:span></text:p>
        </text:list-item>
        <text:list-item>
          <text:p text:style-name="P17"><text:span text:style-name="T18">UNC_CHA_TOR_INSERTS.IA_HIT </text:span><text:span text:style-name="T4">← Local Cores inserts that hit </text:span><text:span text:style-name="T5">(LLC slice) </text:span><text:span text:style-name="T6">(Important event)</text:span></text:p>
        </text:list-item>
        <text:list-item>
          <text:p text:style-name="P18"><text:span text:style-name="T18">UNC_CHA_TOR_INSERTS.IA_MISS </text:span><text:span text:style-name="T4">← Local Cores inserts that </text:span><text:span text:style-name="T5">miss (LLC slice) </text:span><text:span text:style-name="T6">(Important event)</text:span></text:p>
        </text:list-item>
        <text:list-item>
          <text:p text:style-name="P3">UNC_CHA_TOR_OCCUPANCY.IA_HIT <text:span text:style-name="T5">← TOR number of entries scored hit </text:span><text:span text:style-name="T6">(informative event)</text:span></text:p>
        </text:list-item>
        <text:list-item>
          <text:p text:style-name="P3">UNC_CHA_TOR_OCCUPANCY.IA_MISS <text:span text:style-name="T5">← TOR number of entries scored miss </text:span><text:span text:style-name="T6">(informative event)</text:span></text:p>
        </text:list-item>
        <text:list-item>
          <text:p text:style-name="P3">UNC_CHA_CLOCKTICKS <text:span text:style-name="T6">← Important event</text:span></text:p>
        </text:list-item>
        <text:list-item>
          <text:p text:style-name="P3">UNC_CHA_IMC_READS_COUNT.NORMAL</text:p>
        </text:list-item>
        <text:list-item>
          <text:p text:style-name="P3">UNC_CHA_MISC.RFO_HIT_S</text:p>
        </text:list-item>
        <text:list-item>
          <text:p text:style-name="P3">UNC_CHA_REQUESTS.READS <text:span text:style-name="T6">← Important event</text:span></text:p>
        </text:list-item>
        <text:list-item>
          <text:p text:style-name="P3">UNC_CHA_REQUESTS.WRITES <text:span text:style-name="T6">← Important event</text:span></text:p>
        </text:list-item>
        <text:list-item>
          <text:p text:style-name="P3">UNC_CHA_REQUESTS.READS_LOCAL <text:span text:style-name="T7">← Important event</text:span></text:p>
        </text:list-item>
        <text:list-item>
          <text:p text:style-name="P3">UNC_CHA_REQUESTS.WRITES_LOCAL <text:span text:style-name="T7">← Important event</text:span></text:p>
        </text:list-item>
        <text:list-item>
          <text:p text:style-name="P3">UNC_CHA_SF_EVICTION.M_STATE <text:span text:style-name="T8">← Informative event </text:span><text:span text:style-name="T9">(Snoop Filter)</text:span></text:p>
        </text:list-item>
        <text:list-item>
          <text:p text:style-name="P3">UNC_CHA_SF_EVICTION.E_STATE <text:span text:style-name="T9">← Informative event (Snoop Filter)</text:span></text:p>
        </text:list-item>
        <text:list-item>
          <text:p text:style-name="P3">UNC_CHA_SF_EVICTION.S_STATE <text:span text:style-name="T9">← Informative event (Snoop filter)</text:span></text:p>
        </text:list-item>
        <text:list-item>
          <text:p text:style-name="P3">UNC_CHA_LLC_VICTIMS.TOTAL_M <text:span text:style-name="T9">← Important event (LLC cache line “Modified” victimized on fill)</text:span></text:p>
        </text:list-item>
        <text:list-item>
          <text:p text:style-name="P3">UNC_CHA_LLC_VICTIMS.TOTAL_E <text:span text:style-name="T9">← Important event (Total number of lines victimized)</text:span></text:p>
        </text:list-item>
        <text:list-item>
          <text:p text:style-name="P4">UNC_CHA_LLC_VICTIMS.TOTAL_S <text:span text:style-name="T9">← Important event (Total number of lines victimized)</text:span></text:p>
        </text:list-item>
        <text:list-item>
          <text:p text:style-name="P4">UNC_CHA_LLC_VICTIMS.TOTAL_F <text:span text:style-name="T9">← Important event (Total number of lines victimized)</text:span></text:p>
        </text:list-item>
        <text:list-item>
          <text:p text:style-name="P3">UNC_CHA_TOR_INSERTS.IA_HIT_DRD <text:span text:style-name="T10">← Important event (Core insertion demand data read scored </text:span><text:span text:style-name="T11">LLC </text:span><text:span text:style-name="T10">hit)</text:span></text:p>
        </text:list-item>
        <text:list-item>
          <text:p text:style-name="P5">UNC_CHA_TOR_INSERTS.IA_MISS_DRD <text:span text:style-name="T10">← Important event (Core insertion demand data read scored </text:span><text:span text:style-name="T11">LLC miss</text:span><text:span text:style-name="T10">)</text:span></text:p>
        </text:list-item>
        <text:list-item>
          <text:p text:style-name="P5">UNC_CHA_TOR_OCCUPANCY.IA_HIT_DRD <text:span text:style-name="T10">← Important event (Core </text:span><text:span text:style-name="T11">insertion</text:span><text:span text:style-name="T10"> demand data read scored </text:span><text:span text:style-name="T11">LLC </text:span><text:span text:style-name="T10">hit – </text:span><text:span text:style-name="T11">TOR occupancy</text:span><text:span text:style-name="T10">)</text:span></text:p>
        </text:list-item>
        <text:list-item>
          <text:p text:style-name="P5">UNC_CHA_TOR_OCCUPANCY.IA_MISS_DRD <text:span text:style-name="T10">← Important event (Core </text:span><text:span text:style-name="T11">insertion</text:span><text:span text:style-name="T10"> demand data read scored </text:span><text:span text:style-name="T11">LLC miss</text:span><text:span text:style-name="T10"> – </text:span><text:span text:style-name="T11">TOR occupancy</text:span><text:span text:style-name="T10">)</text:span></text:p>
        </text:list-item>
        <text:list-item>
          <text:p text:style-name="P3">UNC_IIO_CLOCKTICKS <text:span text:style-name="T19">← Important event (II/O clock)</text:span></text:p>
        </text:list-item>
        <text:list-item>
          <text:p text:style-name="P3">UNC_IIO_DATA_REQ_BY_CPU.MEM_WRITE.PART0 <text:span text:style-name="T12">← Important event (PCIE-GPU, </text:span><text:span text:style-name="T14">NIC</text:span><text:span text:style-name="T12">)</text:span></text:p>
          <text:p text:style-name="P34">Counts every write request of 4 bytes of data made to the MMIO space of a card on IIO Part0 by a unit on the main die (generally a core) or by another IIO unit. In the general case, Part0 refers to a standard PCIe card of any size (x16,x8,x4) that is plugged directly into one of the PCIe slots. Part0 could also refer to any device <text:soft-page-break/>plugged into the first slot of a PCIe riser card or to a device attached to the IIO unit which starts its use of the bus using lane 0 of the 16 lanes supported by the bus.</text:p>
        </text:list-item>
        <text:list-item>
          <text:p text:style-name="P6">UNC_IIO_DATA_REQ_BY_CPU.MEM_WRITE.PART1 <text:span text:style-name="T12">← Important event (PCIE-GPU, </text:span><text:span text:style-name="T14">NIC</text:span><text:span text:style-name="T12">) </text:span></text:p>
          <text:p text:style-name="P38">Counts every write request of 4 bytes of data made to the MMIO space of a card on IIO Part1 by a unit on the main die (generally a core) or by another IIO unit. In the general case, Part1 refers to a x4 PCIe card plugged into the second slot of a PCIe riser card, but it could refer to any x4 device attached to the IIO unit using lanes starting at lane 4 of the 16 lanes supported by the bus.",</text:p>
        </text:list-item>
        <text:list-item>
          <text:p text:style-name="P19"><text:span text:style-name="T19">UNC_IIO_DATA_REQ_BY_CPU.MEM_WRITE.PART2 </text:span><text:span text:style-name="T12">← Important event (PCIE-GPU, </text:span><text:span text:style-name="T14">NIC</text:span><text:span text:style-name="T12">) </text:span></text:p>
          <text:p text:style-name="P39">Counts every write request of 4 bytes of data made to the MMIO space of a card on IIO Part2 by <text:s/>a unit on the main die (generally a core) or by another IIO unit. In the general case, Part2 refers to a x4 or x8 PCIe card plugged into the third slot of a PCIe riser card, but it could refer to any x4 or x8 device attached to the IIO unit and using lanes starting at lane 8 of the 16 lanes supported by the bus.</text:p>
        </text:list-item>
        <text:list-item>
          <text:p text:style-name="P19"><text:span text:style-name="T19">UNC_IIO_DATA_REQ_BY_CPU.MEM_WRITE.PART3 </text:span><text:span text:style-name="T12">← Important event (PCIE-GPU, </text:span><text:span text:style-name="T14">NIC</text:span><text:span text:style-name="T12">)</text:span></text:p>
          <text:p text:style-name="P39">Counts every write request of 4 bytes of data made to the MMIO space of a card on IIO Part3 by <text:s/>a unit on the main die (generally a core) or by another IIO unit. In the general case, Part3 refers to a x4 PCIe card plugged into the fourth slot of a PCIe riser card, but it could brefer to any device attached to the IIO unit using the lanes starting at lane 12 of the 16 lanes supported by the bus</text:p>
        </text:list-item>
        <text:list-item>
          <text:p text:style-name="P7">UNC_IIO_DATA_REQ_BY_CPU.PEER_WRITE.PART0 <text:s/><text:span text:style-name="T12">← Important event (PCIE-GPU, </text:span><text:span text:style-name="T13">NIC</text:span><text:span text:style-name="T12">) </text:span></text:p>
          <text:p text:style-name="P39">Counts every peer to peer write request of 4 bytes of data made to the MMIO space of a card on IIO Part0 by a different IIO unit. Does not include requests made by the same IIO unit. <text:s/>In the general case, Part0 refers to a standard PCIe card of any size (x16,x8,x4) that is plugged directly into one of the PCIe slots. Part0 could also refer to any device plugged into the first slot of a PCIe riser card or to a device attached to the IIO unit which starts its use of the bus using lane 0 of the 16 lanes supported by the bus.</text:p>
        </text:list-item>
        <text:list-item>
          <text:p text:style-name="P19">UNC_IIO_DATA_REQ_BY_CPU.PEER_WRITE.PART1 <text:span text:style-name="T12">← Important event (PCIE-GPU, </text:span><text:span text:style-name="T13">NIC</text:span><text:span text:style-name="T12">) </text:span></text:p>
          <text:p text:style-name="P39">Counts every peer to peer write request of 4 bytes of data made to the MMIO space of a card on IIO Part1 by a different IIO unit. Does not include requests made by the same IIO unit. In the general case, Part1 refers to a x4 PCIe card plugged into the second slot of a PCIe riser card, but it could refer to any x4 device attached to the IIO unit using lanes starting at lane 4 of the 16 lanes supported by the bus.</text:p>
        </text:list-item>
        <text:list-item>
          <text:p text:style-name="P20"><text:span text:style-name="T19">UNC_IIO_DATA_REQ_BY_CPU.PEER_WRITE.PART2 </text:span><text:span text:style-name="T12">← Important event (PCIE-GPU, </text:span><text:span text:style-name="T13">NIC</text:span><text:span text:style-name="T12">) </text:span></text:p>
          <text:p text:style-name="P40">Counts every peer to peer write request of 4 bytes of data made to the MMIO space of a card on IIO Part2 by a different IIO unit. Does not include requests made by the same IIO unit. In the general case, Part2 refers to a x4 or x8 PCIe card plugged into the third slot of a PCIe riser card, but it could refer to any x4 or x8 device attached to the IIO unit and using lanes starting at lane 8 of the 16 lanes supported by the bus</text:p>
        </text:list-item>
        <text:list-item>
          <text:p text:style-name="P8">UNC_IIO_DATA_REQ_BY_CPU.PEER_WRITE.PART3 <text:span text:style-name="T12">← Important event (PCIE-GPU, </text:span><text:span text:style-name="T13">NIC</text:span><text:span text:style-name="T12">) </text:span></text:p>
          <text:p text:style-name="P8"><text:span text:style-name="T12">Counts every peer to peer write request of 4 bytes of data made to the MMIO space of a card on IIO Part3 by a different IIO unit. Does not include requests made by the same IIO unit. In the general case, Part3 refers to a x4 PCIe card plugged into the </text:span><text:soft-page-break/><text:span text:style-name="T12">fourth slot of a PCIe riser card, but it could brefer to any device attached to the IIO unit using the lanes starting at lane 12 of the 16 lanes supported by the bus.</text:span></text:p>
        </text:list-item>
        <text:list-item>
          <text:p text:style-name="P21"><text:span text:style-name="T19">UNC_IIO_DATA_REQ_BY_CPU.MEM_READ.PART0 </text:span><text:span text:style-name="T12">← Important event (PCIE-GPU, </text:span><text:span text:style-name="T13">NIC</text:span><text:span text:style-name="T12">) </text:span></text:p>
          <text:p text:style-name="P41">Counts every read request for 4 bytes of data made by a unit on the main die (generally a core) or by another IIO unit to the MMIO space of a card on IIO Part0. In the general case, Part0 refers to a standard PCIe card of any size (x16,x8,x4) that is plugged directly into one of the PCIe slots. Part0 could also refer to any device plugged into the first slot of a PCIe riser card or to a device attached to the IIO unit which starts its use of the bus using lane 0 of the 16 lanes supported by the bus.</text:p>
        </text:list-item>
        <text:list-item>
          <text:p text:style-name="P9">UNC_IIO_DATA_REQ_BY_CPU.MEM_READ.PART1 <text:span text:style-name="T12">← Important event (PCIE-GPU, </text:span><text:span text:style-name="T13">NIC</text:span><text:span text:style-name="T12">) </text:span></text:p>
          <text:p text:style-name="P37">Counts every read request for 4 bytes of data made by a unit on the main die (generally a core) or by another IIO unit to the MMIO space of a card on IIO Part1. In the general case, Part1 refers to a x4 PCIe card plugged into the second slot of a PCIe riser card, but it could refer to any x4 device attached to the IIO unit using lanes starting at lane 4 of the 16 lanes supported by the bus.</text:p>
        </text:list-item>
        <text:list-item>
          <text:p text:style-name="P10">UNC_IIO_DATA_REQ_BY_CPU.MEM_READ.PART2 <text:span text:style-name="T12">← Important event (PCIE-GPU, </text:span><text:span text:style-name="T13">NIC</text:span><text:span text:style-name="T12">) </text:span></text:p>
          <text:p text:style-name="P37">Counts every read request for 4 bytes of data made by a unit on the main die (generally a core) or by another IIO unit to the MMIO space of a card on IIO Part2. In the general case, Part2 refers to a x4 or x8 PCIe card plugged into the third slot of a PCIe riser card, but it could refer to any x4 or x8 device attached to the IIO unit and using lanes starting at lane 8 of the 16 lanes supported by the bus.</text:p>
        </text:list-item>
        <text:list-item>
          <text:p text:style-name="P10">UNC_IIO_DATA_REQ_BY_CPU.MEM_READ.PART3 <text:span text:style-name="T12">← Important event (PCIE-GPU, </text:span><text:span text:style-name="T13">NIC</text:span><text:span text:style-name="T12">) </text:span></text:p>
          <text:p text:style-name="P37">Counts every read request for 4 bytes of data made by a unit on the main die (generally a core) or by another IIO unit to the MMIO space of a card on IIO Part3. In the general case, Part3 refers to a x4 PCIe card plugged into the fourth slot of a PCIe riser card, but it could brefer to <text:s/>any device attached to the IIO unit using the lanes starting at lane 12 of the 16 lanes supported by the bus.</text:p>
        </text:list-item>
        <text:list-item>
          <text:p text:style-name="P11">UNC_IIO_DATA_REQ_BY_CPU.PEER_READ.PART0 <text:span text:style-name="T12">← Important event (PCIE-GPU, </text:span><text:span text:style-name="T13">NIC</text:span><text:span text:style-name="T12">) </text:span></text:p>
          <text:p text:style-name="P37">Counts ever peer to peer read request for 4 bytes of data made by a different IIO unit to the MMIO space of a card on IIO Part0. Does not include requests made by the same IIO unit. In the general case, Part0 refers to a standard PCIe card of any size (x16,x8,x4) that is plugged directly into one of the PCIe slots. Part0 could also refer to any device plugged into the first slot of a PCIe riser card or to a device attached to the IIO unit which starts its use of the bus using lane 0 of the 16 lanes supported by the bus.</text:p>
        </text:list-item>
        <text:list-item>
          <text:p text:style-name="P12">UNC_IIO_DATA_REQ_BY_CPU.PEER_READ.PART1 <text:s/><text:span text:style-name="T12">← Important event (PCIE-GPU, </text:span><text:span text:style-name="T13">NIC</text:span><text:span text:style-name="T12">) </text:span></text:p>
          <text:p text:style-name="P42">Counts ever peer to peer read request for 4 bytes of data made by a different IIO unit to the MMIO space of a card on IIO Part1. Does not include requests made by the same IIO unit. In the general case, Part1 refers to a x4 PCIe card plugged into the second slot of a PCIe riser card, but it could refer to any x4 device attached to the IIO unit using lanes starting at lane 4 of the 16 lanes supported by the bus.</text:p>
        </text:list-item>
        <text:list-item>
          <text:p text:style-name="P22"><text:span text:style-name="T19">UNC_IIO_DATA_REQ_BY_CPU.PEER_READ.PART2 </text:span><text:span text:style-name="T12">← Important event (PCIE-GPU, </text:span><text:span text:style-name="T13">NIC</text:span><text:span text:style-name="T12">) </text:span></text:p>
          <text:p text:style-name="P12"><text:span text:style-name="T12">Counts ever peer to peer read request for 4 bytes of data made by a different IIO unit to the MMIO space of a card on IIO Part2. Does not include requests made by the same IIO unit. In the general case, Part2 refers to a x4 or x8 PCIe card plugged into </text:span><text:soft-page-break/><text:span text:style-name="T12">the third slot of a PCIe riser card, but it could refer to any x4 or x8 device attached to the IIO unit and using lanes starting at lane 8 of the 16 lanes supported by the bus.</text:span></text:p>
        </text:list-item>
        <text:list-item>
          <text:p text:style-name="P22"><text:span text:style-name="T19">UNC_IIO_DATA_REQ_BY_CPU.PEER_READ.PART3 </text:span><text:span text:style-name="T12">← Important event (PCIE-GPU, </text:span><text:span text:style-name="T13">NIC</text:span><text:span text:style-name="T12">) </text:span></text:p>
          <text:p text:style-name="P42">Counts ever peer to peer read request for 4 bytes of data made by a different IIO unit to the MMIO space of a card on IIO Part3. Does not include requests made by the same IIO unit. In the general case, Part3 refers to a x4 PCIe card plugged into the fourth slot of a PCIe riser card, but it could brefer to <text:s/>any device attached to the IIO unit using the lanes starting at lane 12 of the 16 lanes supported by the bus</text:p>
        </text:list-item>
        <text:list-item>
          <text:p text:style-name="P22"><text:span text:style-name="T19">UNC_IIO_DATA_REQ_OF_CPU.MEM_WRITE.PART0 </text:span><text:span text:style-name="T12">← Important event (PCIE-GPU, </text:span><text:span text:style-name="T13">NIC</text:span><text:span text:style-name="T12">) </text:span></text:p>
          <text:p text:style-name="P42">Counts every write request of 4 bytes of data made by IIO Part0 to a unit onthe main die (generally memory). In the general case, Part0 refers to a standard PCIe card of any size (x16,x8,x4) that is plugged directly into one of the PCIe slots. Part0 could also refer to any device plugged into the first slot of a PCIe riser card or to a device attached to the IIO unit which starts its use of the bus using lane 0 of the 16 lanes supported by the bus.</text:p>
        </text:list-item>
        <text:list-item>
          <text:p text:style-name="P22"><text:span text:style-name="T19">UNC_IIO_DATA_REQ_OF_CPU.MEM_WRITE.PART1 </text:span><text:span text:style-name="T12">← Important event (PCIE-GPU, </text:span><text:span text:style-name="T13">NIC</text:span><text:span text:style-name="T12">) </text:span></text:p>
          <text:p text:style-name="P42">Counts every write request of 4 bytes of data made by IIO Part1 to a unit on the main die (generally memory). In the general case, Part1 refers to a x4 PCIe card plugged into the second slot of a PCIe riser card, but it could refer to any x4 device attached to the IIO unit using lanes starting at lane 4 of the 16 lanes supported by the bus.</text:p>
        </text:list-item>
        <text:list-item>
          <text:p text:style-name="P13">UNC_IIO_DATA_REQ_OF_CPU.MEM_WRITE.PART2 <text:span text:style-name="T2">← Important event (PCIE-GPU, </text:span><text:span text:style-name="T13">NIC</text:span><text:span text:style-name="T2">) </text:span></text:p>
          <text:p text:style-name="P43">Counts every write request of 4 bytes of data made by IIO Part2 to a unit on the main die (generally memory). In the general case, Part2 refers to a x4 or x8 PCIe card plugged into the third slot of a PCIe riser card, but it could refer to any x4 or x8 device attached to the IIO unit and using lanes starting at lane 8 of the 16 lanes supported by the bus</text:p>
        </text:list-item>
        <text:list-item>
          <text:p text:style-name="P23">UNC_IIO_DATA_REQ_OF_CPU.MEM_WRITE.PART3 <text:span text:style-name="T2">← Important event (PCIE-GPU, </text:span><text:span text:style-name="T13">NIC</text:span><text:span text:style-name="T2">) </text:span></text:p>
          <text:p text:style-name="P13"><text:span text:style-name="T2">Counts every write request of 4 bytes of data made by IIO Part3 to a unit on the main die (generally memory). In the general case, Part3 refers to a x4 PCIe card plugged into the fourth slot of a PCIe riser card, but it could brefer to <text:s/>any device attached to the IIO unit using the lanes starting at lane 12 of the 16 lanes supported by the bus.</text:span></text:p>
        </text:list-item>
        <text:list-item>
          <text:p text:style-name="P23">UNC_IIO_DATA_REQ_OF_CPU.PEER_WRITE.PART0 <text:span text:style-name="T2">← Important event (PCIE-GPU, </text:span><text:span text:style-name="T13">NIC</text:span><text:span text:style-name="T2">) </text:span></text:p>
          <text:p text:style-name="P43">Counts every peer to peer write request of 4 bytes of data made by IIO Part0 to the MMIO space of an IIO target. In the general case, Part0 refers to a standard PCIe card of any size (x16,x8,x4) that is plugged directly into one of the PCIe slots. Part0 could also refer to any device plugged into the first slot of a PCIe riser card or to a device attached to the IIO unit which starts its use of the bus using lane 0 of the 16 lanes supported by the bus.</text:p>
        </text:list-item>
        <text:list-item>
          <text:p text:style-name="P13">UNC_IIO_DATA_REQ_OF_CPU.PEER_WRITE.PART1 <text:span text:style-name="T2">← Important event (PCIE-GPU, </text:span><text:span text:style-name="T13">NIC</text:span><text:span text:style-name="T2">) </text:span></text:p>
          <text:p text:style-name="P13"><text:span text:style-name="T2">Counts every peer to peer write request of 4 bytes of data made by IIO Part1 to the MMIO space of an IIO target. In the general case, Part1 refers to a x4 PCIe card plugged into the second slot of a PCIe riser card, but it could refer to any x4 device attached to the IIO unit using lanes starting at lane 4 of the 16 lanes supported by the bus.</text:span></text:p>
        </text:list-item>
        <text:list-item>
          <text:p text:style-name="P23"><text:soft-page-break/>UNC_IIO_DATA_REQ_OF_CPU.PEER_WRITE.PART2 <text:span text:style-name="T2">← Important event (PCIE-GPU, </text:span><text:span text:style-name="T13">NIC</text:span><text:span text:style-name="T2">) </text:span></text:p>
          <text:p text:style-name="P13"><text:span text:style-name="T2">Counts every peer to peer write request of 4 bytes of data made by IIO Part2 to the MMIO space of an IIO target. In the general case, Part2 refers to a x4 or x8 PCIe card plugged into the third slot of a PCIe riser card, but it could refer to any x4 or x8 device attached to the IIO unit and using lanes starting at lane 8 of the 16 lanes supported by the bus.</text:span></text:p>
        </text:list-item>
        <text:list-item>
          <text:p text:style-name="P24">UNC_IIO_DATA_REQ_OF_CPU.PEER_WRITE.PART3 <text:span text:style-name="T2">← Important event (PCIE-GPU, </text:span><text:span text:style-name="T13">NIC</text:span><text:span text:style-name="T2">) </text:span></text:p>
          <text:p text:style-name="P13"><text:span text:style-name="T2">Counts every peer to peer write request of 4 bytes of data made by IIO Part3 to the MMIO space of an IIO target. In the general case, Part3 refers to a x4 PCIe card plugged into the fourth slot of a PCIe riser card, but it could brefer to <text:s/>any device attached to the IIO unit using the lanes starting at lane 12 of the 16 lanes supported by the bus</text:span></text:p>
        </text:list-item>
        <text:list-item>
          <text:p text:style-name="P24">UNC_IIO_DATA_REQ_OF_CPU.MEM_READ.PART0 <text:span text:style-name="T2">← Important event (PCIE-GPU, </text:span><text:span text:style-name="T13">NIC</text:span><text:span text:style-name="T2">) </text:span></text:p>
          <text:p text:style-name="P13"><text:span text:style-name="T2">Counts every read request for 4 bytes of data made by IIO Part0 to a unit on the main die (generally memory). In the general case, Part0 refers to a standard PCIe card of any size (x16,x8,x4) that is plugged directly into one of the PCIe slots. Part0 could also refer to any device plugged into the first slot of a PCIe riser card or to a device attached to the IIO unit which starts its use of the bus using lane 0 of the 16 lanes supported by the bus.</text:span></text:p>
        </text:list-item>
        <text:list-item>
          <text:p text:style-name="P24">UNC_IIO_DATA_REQ_OF_CPU.MEM_READ.PART1 <text:span text:style-name="T2">← Important event (PCIE-GPU, </text:span><text:span text:style-name="T13">NIC</text:span><text:span text:style-name="T2">) </text:span></text:p>
        </text:list-item>
        <text:list-item>
          <text:p text:style-name="P14"><text:span text:style-name="T2">Counts every read request for 4 bytes of data made by IIO Part1 to a unit on the main die (generally memory). In the general case, Part1 refers to a x4 PCIe card plugged into the second slot of a PCIe riser card, but it could refer to any x4 device attached to the IIO unit using lanes starting at lane 4 of the 16 lanes supported by the bus.</text:span></text:p>
        </text:list-item>
        <text:list-item>
          <text:p text:style-name="P25">UNC_IIO_DATA_REQ_OF_CPU.MEM_READ.PART2 <text:span text:style-name="T2">← Important event (PCIE-GPU, </text:span><text:span text:style-name="T13">NIC</text:span><text:span text:style-name="T2">) </text:span></text:p>
          <text:p text:style-name="P14"><text:span text:style-name="T2">Counts every read request for 4 bytes of data made by IIO Part2 to a unit on the main die (generally memory). In the general case, Part2 refers to a x4 or x8 PCIe card plugged into the third slot of a PCIe riser card, but it could refer to any x4 or x8 device attached to the IIO unit and using lanes starting at lane 8 of the 16 lanes supported by the bus</text:span></text:p>
        </text:list-item>
        <text:list-item>
          <text:p text:style-name="P25">UNC_IIO_DATA_REQ_OF_CPU.MEM_READ.PART3 <text:span text:style-name="T2">← Important event (PCIE-GPU, </text:span><text:span text:style-name="T13">NIC</text:span><text:span text:style-name="T2">) </text:span></text:p>
          <text:p text:style-name="P14"><text:span text:style-name="T2">Counts every read request for 4 bytes of data made by IIO Part3 to a unit on the main die (generally memory). In the general case, Part3 refers to a x4 PCIe card plugged into the fourth slot of a PCIe riser card, but it could brefer to <text:s/>any device attached to the IIO unit using the lanes starting at lane 12 of the 16 lanes supported by the bus</text:span></text:p>
        </text:list-item>
        <text:list-item>
          <text:p text:style-name="P25">UNC_IIO_DATA_REQ_OF_CPU.PEER_READ.PART0 <text:span text:style-name="T2">← Important event (PCIE-GPU, </text:span><text:span text:style-name="T13">NIC</text:span><text:span text:style-name="T2">) </text:span></text:p>
          <text:p text:style-name="P14"><text:span text:style-name="T2">Counts every peer to peer read request for 4 bytes of data made by IIO Part0 to the MMIO space of an IIO target. In the general case, Part0 refers to a standard PCIe card of any size (x16,x8,x4) that is plugged directly into one of the PCIe slots. Part0 could also refer to any device plugged into the first slot of a PCIe riser card or to a device attached to the IIO unit which starts its use of the bus using lane 0 of the 16 lanes supported by the bus.</text:span></text:p>
        </text:list-item>
        <text:list-item>
          <text:p text:style-name="P26">UNC_IIO_DATA_REQ_OF_CPU.PEER_READ.PART1 <text:span text:style-name="T2">← Important event (PCIE-GPU, </text:span><text:span text:style-name="T13">NIC</text:span><text:span text:style-name="T2">) </text:span></text:p>
          <text:p text:style-name="P14"><text:soft-page-break/><text:span text:style-name="T2">Counts every peer to peer read request for 4 bytes of data made by IIO Part1 to the MMIO space of an IIO target. In the general case, Part1 refers to a x4 PCIe card plugged into the second slot of a PCIe riser card, but it could refer to any x4 device attached to the IIO unit using lanes starting at lane 4 of the 16 lanes supported by the bus.</text:span></text:p>
        </text:list-item>
        <text:list-item>
          <text:p text:style-name="P26">UNC_IIO_DATA_REQ_OF_CPU.PEER_READ.PART2 <text:span text:style-name="T2">← Important event (PCIE-GPU, </text:span><text:span text:style-name="T13">NIC</text:span><text:span text:style-name="T2">) </text:span></text:p>
          <text:p text:style-name="P14"><text:span text:style-name="T2">Counts every peer to peer read request for 4 bytes of data made by IIO Part2 to the MMIO space of an IIO target. In the general case, Part2 refers to a x4 or x8 PCIe card plugged into the third slot of a PCIe riser card, but it could refer to any x4 or x8 device attached to the IIO unit and using lanes starting at lane 8 of the 16 lanes supported by the bus</text:span></text:p>
        </text:list-item>
        <text:list-item>
          <text:p text:style-name="P26">UNC_IIO_DATA_REQ_OF_CPU.PEER_READ.PART3 <text:span text:style-name="T2">← Important event (PCIE-GPU, </text:span><text:span text:style-name="T13">NIC</text:span><text:span text:style-name="T2">) </text:span></text:p>
          <text:p text:style-name="P14"><text:span text:style-name="T2">Counts every peer to peer read request for 4 bytes of data made by IIO Part3 to the MMIO space of an IIO target. In the general case, Part3 refers to a x4 PCIe card plugged into the fourth slot of a PCIe riser card, but it could brefer to any device attached to the IIO unit using the lanes starting at lane 12 of the 16 lanes supported by the bus</text:span></text:p>
        </text:list-item>
        <text:list-item>
          <text:p text:style-name="P26">UNC_IIO_TXN_REQ_BY_CPU.MEM_WRITE.PART0 <text:span text:style-name="T2">← Important event (PCIE-GPU, </text:span><text:span text:style-name="T13">NIC</text:span><text:span text:style-name="T2">) </text:span></text:p>
          <text:p text:style-name="P14"><text:span text:style-name="T2">Counts every write request of up to a 64 byte transaction of data made to the MMIO space of a card on IIO Part0 by a unit on the main die (generally a core) or by another IIO unit. In the general case, Part0 refers to a standard PCIe card of any size (x16,x8,x4) that is plugged directly into one of the PCIe slots. Part0 could also refer to any device plugged into the first slot of a PCIe riser card or to a device attached to the IIO unit which starts its use of the bus using lane 0 of the 16 lanes supported by the bus</text:span></text:p>
        </text:list-item>
        <text:list-item>
          <text:p text:style-name="P27">UNC_IIO_TXN_REQ_BY_CPU.MEM_WRITE.PART1 <text:span text:style-name="T2">← Important event (PCIE-GPU, </text:span><text:span text:style-name="T13">NIC</text:span><text:span text:style-name="T2">) </text:span></text:p>
          <text:p text:style-name="P14"><text:span text:style-name="T2">Counts every write request of up to a 64 byte transaction of data made to the MMIO space of a card on IIO Part1 by a unit on the main die (generally a core) or by another IIO unit. In the general case, Part1 refers to a x4 PCIe card plugged into the second slot of a PCIe riser card, but it could refer to any x4 device attached to the IIO unit using lanes starting at lane 4 of the 16 lanes supported by the bus.</text:span></text:p>
        </text:list-item>
        <text:list-item>
          <text:p text:style-name="P27">UNC_IIO_TXN_REQ_BY_CPU.MEM_WRITE.PART2 <text:span text:style-name="T2">← Important event (PCIE-GPU, </text:span><text:span text:style-name="T13">NIC</text:span><text:span text:style-name="T2">) </text:span></text:p>
          <text:p text:style-name="P14"><text:span text:style-name="T2">Counts every write request of up to a 64 byte transaction of data made to the MMIO space of a card on IIO Part2 by a unit on the main die (generally a core) or by another IIO unit. In the general case, Part2 refers to a x4 or x8 PCIe card plugged into the third slot of a PCIe riser card, but it could refer to any x4 or x8 device attached to the IIO unit and using lanes starting at lane 8 of the 16 lanes supported by the bus.</text:span></text:p>
        </text:list-item>
        <text:list-item>
          <text:p text:style-name="P27">UNC_IIO_TXN_REQ_BY_CPU.MEM_WRITE.PART3 <text:span text:style-name="T2">← Important event (PCIE-GPU, </text:span><text:span text:style-name="T13">NIC</text:span><text:span text:style-name="T2">) </text:span></text:p>
          <text:p text:style-name="P14"><text:span text:style-name="T2">Counts every write request of up to a 64 byte transaction of data made to the MMIO space of a card on IIO Part3 by a unit on the main die (generally a core) or by another IIO unit. In the general case, Part3 refers to a x4 PCIe card plugged into the fourth slot of a PCIe riser card, but it could brefer to <text:s/>any device attached to the IIO unit using the lanes starting at lane 12 of the 16 lanes supported by the bus</text:span></text:p>
        </text:list-item>
        <text:list-item>
          <text:p text:style-name="P28">UNC_IIO_TXN_REQ_BY_CPU.PEER_WRITE.PART0 <text:span text:style-name="T2">← Important event (PCIE-GPU, </text:span><text:span text:style-name="T13">NIC</text:span><text:span text:style-name="T2">) </text:span></text:p>
          <text:p text:style-name="P15"><text:soft-page-break/><text:span text:style-name="T2">Counts every peer to peer write request of up to a 64 byte transaction of data made to the MMIO space of a card on IIO Part0 by a different IIO unit. Does not include requests made by the same IIO unit. In the general case, Part0 refers to a standard PCIe card of any size (x16,x8,x4) that is plugged directly into one of the PCIe slots. Part0 could also refer to any device plugged into the first slot of a PCIe riser card or to a device attached to the IIO unit which starts its use of the bus using lane 0 of the 16 lanes supported by the bus</text:span></text:p>
        </text:list-item>
        <text:list-item>
          <text:p text:style-name="P28">UNC_IIO_TXN_REQ_BY_CPU.PEER_WRITE.PART1 <text:span text:style-name="T2">← Important event (PCIE-GPU, </text:span><text:span text:style-name="T13">NIC</text:span><text:span text:style-name="T2">) </text:span></text:p>
          <text:p text:style-name="P15"><text:span text:style-name="T2">Counts every peer to peer write request of up to a 64 byte transaction of data made to the MMIO space of a card on IIO Part1 by a different IIO unit. Does not include requests made by the same IIO unit. In the general case, Part1 refers to a x4 PCIe card plugged into the second slot of a PCIe riser card, but it could refer to any x4 device attached to the IIO unit using lanes starting at lane 4 of the 16 lanes supported by the bus</text:span></text:p>
        </text:list-item>
        <text:list-item>
          <text:p text:style-name="P28">UNC_IIO_TXN_REQ_BY_CPU.PEER_WRITE.PART2 <text:span text:style-name="T2">← Important event (PCIE-GPU, </text:span><text:span text:style-name="T13">NIC</text:span><text:span text:style-name="T2">) </text:span></text:p>
          <text:p text:style-name="P15"><text:span text:style-name="T2">Counts every peer to peer write request of up to a 64 byte transaction of data made to the MMIO space of a card on IIO Part2 by a different IIO unit. Does not include requests made by the same IIO unit. In the general case, Part2 refers to a x4 or x8 PCIe card plugged into the third slot of a PCIe riser card, but it could refer to any x4 or x8 device attached to the IIO unit and using lanes starting at lane 8 of the 16 lanes supported by the bus.</text:span></text:p>
          <text:p text:style-name="P28">UNC_IIO_TXN_REQ_BY_CPU.PEER_WRITE.PART3 <text:span text:style-name="T2">← Important event (PCIE-GPU, </text:span><text:span text:style-name="T13">NIC</text:span><text:span text:style-name="T2">) </text:span></text:p>
          <text:p text:style-name="P15"><text:span text:style-name="T2">Counts every peer to peer write request of up to a 64 byte transaction of data made to the MMIO space of a card on IIO Part3 by a different IIO unit. Does not include requests made by the same IIO unit. In the general case, Part3 refers to a x4 PCIe card plugged into the fourth slot of a PCIe riser card, but it could brefer to <text:s/>any device attached to the IIO unit using the lanes starting at lane 12 of the 16 lanes supported by the bus.</text:span></text:p>
        </text:list-item>
        <text:list-item>
          <text:p text:style-name="P29">UNC_IIO_TXN_REQ_OF_CPU.MEM_READ.PART0 <text:span text:style-name="T2">← Important event (PCIE-GPU, </text:span><text:span text:style-name="T13">NIC</text:span><text:span text:style-name="T2">) </text:span></text:p>
          <text:p text:style-name="P15"><text:span text:style-name="T2">Counts every read request for up to a 64 byte transaction of data made by IIO Part0 to a unit on the main die (generally memory). In the general case, Part0 refers to a standard PCIe card of any size (x16,x8,x4) that is plugged directly into one of the PCIe slots. Part0 could also refer to any device plugged into the first slot of a PCIe riser card or to a device attached to the IIO unit which starts its use of the bus using lane 0 of the 16 lanes supported by the bus.</text:span></text:p>
        </text:list-item>
        <text:list-item>
          <text:p text:style-name="P29">UNC_IIO_TXN_REQ_OF_CPU.MEM_READ.PART1 <text:span text:style-name="T2">← Important event (PCIE-GPU, </text:span><text:span text:style-name="T13">NIC</text:span><text:span text:style-name="T2">) </text:span></text:p>
          <text:p text:style-name="P15"><text:span text:style-name="T2">Counts every read request for up to a 64 byte transaction of data made by IIO Part1 to a unit on the main die (generally memory). In the general case, Part1 refers to a x4 PCIe card plugged into the second slot of a PCIe riser card, but it could refer to any x4 device attached to the IIO unit using lanes starting at lane 4 of the 16 lanes supported by the bus</text:span></text:p>
        </text:list-item>
        <text:list-item>
          <text:p text:style-name="P29">UNC_IIO_TXN_REQ_OF_CPU.MEM_READ.PART2 <text:span text:style-name="T2">← Important event (PCIE-GPU, </text:span><text:span text:style-name="T13">NIC</text:span><text:span text:style-name="T2">) </text:span></text:p>
          <text:p text:style-name="P15"><text:span text:style-name="T15">C</text:span><text:span text:style-name="T2">ounts every read request for up to a 64 byte transaction of data made by IIO Part2 to a unit on the main die (generally memory). In the general case, Part2 refers to a x4 or x8 PCIe card plugged into the third slot of a PCIe riser card, but it could refer to </text:span><text:soft-page-break/><text:span text:style-name="T2">any x4 or x8 device attached to the IIO unit and using lanes starting at lane 8 of the 16 lanes supported by the bus.</text:span></text:p>
        </text:list-item>
        <text:list-item>
          <text:p text:style-name="P30">UNC_IIO_TXN_REQ_OF_CPU.MEM_READ.PART3 <text:span text:style-name="T2">← Important event (PCIE-GPU, </text:span><text:span text:style-name="T13">NIC</text:span><text:span text:style-name="T2">) </text:span></text:p>
          <text:p text:style-name="P15"><text:span text:style-name="T2">Counts every read request for up to a 64 byte transaction of data made by IIO Part3 to a unit on the main die (generally memory). In the general case, Part3 refers to a x4 PCIe card plugged into the fourth slot of a PCIe riser card, but it could brefer to <text:s/>any device attached to the IIO unit using the lanes starting at lane 12 of the 16 lanes supported by the bus</text:span></text:p>
        </text:list-item>
        <text:list-item>
          <text:p text:style-name="P31">UNC_IIO_TXN_REQ_OF_CPU.PEER_READ.PART0 <text:span text:style-name="T2">← Important event (PCIE-GPU, </text:span><text:span text:style-name="T13">NIC</text:span><text:span text:style-name="T2">) </text:span></text:p>
          <text:p text:style-name="P15"><text:span text:style-name="T2">Counts every peer to peer read request of up to a 64 byte transaction made by IIO Part0 to the MMIO space of an IIO target. In the general case, Part0 refers to a standard PCIe card of any size (x16,x8,x4) that is plugged directly into one of the PCIe slots. Part0 could also refer to any device plugged into the first slot of a PCIe riser card or to a device attached to the IIO unit which starts its use of the bus using lane 0 of the 16 lanes supported by the bus.</text:span></text:p>
        </text:list-item>
        <text:list-item>
          <text:p text:style-name="P31">UNC_IIO_TXN_REQ_OF_CPU.PEER_READ.PART1 <text:span text:style-name="T2">← Important event (PCIE-GPU, </text:span><text:span text:style-name="T13">NIC</text:span><text:span text:style-name="T2">) </text:span></text:p>
          <text:p text:style-name="P15"><text:span text:style-name="T2">Counts every peer to peer read request of up to a 64 byte transaction made by IIO Part1 to the MMIO space of an IIO target. In the general case, Part1 refers to a x4 PCIe card plugged into the second slot of a PCIe riser card, but it could refer to any x4 device attached to the IIO unit using lanes starting at lane 4 of the 16 lanes supported by the bus</text:span></text:p>
        </text:list-item>
        <text:list-item>
          <text:p text:style-name="P31">UNC_IIO_TXN_REQ_OF_CPU.PEER_READ.PART2 <text:span text:style-name="T2">← Important event (PCIE-GPU, </text:span><text:span text:style-name="T13">NIC</text:span><text:span text:style-name="T2">) </text:span></text:p>
          <text:p text:style-name="P15"><text:span text:style-name="T2">Counts every peer to peer read request of up to a 64 byte transaction made by IIO Part2 to the MMIO space of an IIO target. In the general case, Part2 refers to a x4 or x8 PCIe card plugged into the third slot of a PCIe riser card, but it could refer to any x4 or x8 device attached to the IIO unit and using lanes starting at lane 8 of the 16 lanes supported by the bus</text:span></text:p>
        </text:list-item>
        <text:list-item>
          <text:p text:style-name="P32">UNC_IIO_TXN_REQ_OF_CPU.PEER_READ.PART3 <text:span text:style-name="T2">← Important event (PCIE-GPU, </text:span><text:span text:style-name="T13">NIC</text:span><text:span text:style-name="T2">) </text:span></text:p>
          <text:p text:style-name="P15"><text:span text:style-name="T2">Counts every peer to peer read request of up to a 64 byte transaction made by IIO Part3 to the MMIO space of an IIO target. In the general case, Part3 refers to a x4 PCIe card plugged into the fourth slot of a PCIe riser card, but it could brefer to any device attached to the IIO unit using the lanes starting at lane 12 of the 16 lanes supported by the bus.</text:span></text:p>
        </text:list-item>
        <text:list-item>
          <text:p text:style-name="P15"><text:span text:style-name="T2"/></text:p>
          <text:p text:style-name="P15"><text:span text:style-name="T2"/></text:p>
          <text:p text:style-name="P15"><text:span text:style-name="T2"><text:s text:c="16"/></text:span><text:span text:style-name="T16">Less informative events</text:span></text:p>
          <text:p text:style-name="P15"><text:span text:style-name="T16"/></text:p>
        </text:list-item>
        <text:list-item>
          <text:p text:style-name="P28">UNC_IIO_TXN_REQ_OF_CPU.PEER_WRITE.PART0</text:p>
        </text:list-item>
        <text:list-item>
          <text:p text:style-name="P28">UNC_IIO_TXN_REQ_OF_CPU.PEER_WRITE.PART1</text:p>
        </text:list-item>
        <text:list-item>
          <text:p text:style-name="P15">UNC_IIO_TXN_REQ_OF_CPU.PEER_WRITE.PART2</text:p>
        </text:list-item>
        <text:list-item>
          <text:p text:style-name="P15">UNC_IIO_TXN_REQ_OF_CPU.PEER_WRITE.PART3</text:p>
        </text:list-item>
        <text:list-item>
          <text:p text:style-name="P15">UNC_IIO_TXN_REQ_BY_CPU.PEER_READ.PART0</text:p>
        </text:list-item>
        <text:list-item>
          <text:p text:style-name="P15">UNC_IIO_TXN_REQ_BY_CPU.PEER_READ.PART1</text:p>
        </text:list-item>
        <text:list-item>
          <text:p text:style-name="P15">UNC_IIO_TXN_REQ_BY_CPU.PEER_READ.PART2</text:p>
        </text:list-item>
        <text:list-item>
          <text:p text:style-name="P15">UNC_IIO_TXN_REQ_BY_CPU.PEER_READ.PART3</text:p>
        </text:list-item>
        <text:list-item>
          <text:p text:style-name="P15">UNC_M_WPQ_OCCUPANCY</text:p>
        </text:list-item>
        <text:list-item>
          <text:p text:style-name="P15">UNC_M_WPQ_INSERTS</text:p>
        </text:list-item>
        <text:list-item>
          <text:p text:style-name="P15"><text:soft-page-break/>UNC_M_POWER_SELF_REFRESH</text:p>
        </text:list-item>
        <text:list-item>
          <text:p text:style-name="P15">UNC_M_CLOCKTICKS <text:span text:style-name="T17">← Important event</text:span></text:p>
          <text:p text:style-name="P15"/>
        </text:list-item>
      </text:list>
      <text:p text:style-name="P33"/>
      <text:p text:style-name="P33"/>
      <text:p text:style-name="P33"><text:s text:c="8"/></text:p>
      <text:list xml:id="list103117471179271" text:continue-numbering="true" text:style-name="L1">
        <text:list-header>
          <text:p text:style-name="P14"><text:span text:style-name="T2"/></text:p>
          <text:p text:style-name="P24"><text:span text:style-name="T2"/></text:p>
          <text:p text:style-name="P23"><text:span text:style-name="T2"/></text:p>
          <text:p text:style-name="P23"><text:span text:style-name="T2"/></text:p>
          <text:p text:style-name="P13"><text:span text:style-name="T2"/></text:p>
          <text:p text:style-name="P43"/>
          <text:p text:style-name="P13"><text:span text:style-name="T2"/></text:p>
          <text:p text:style-name="P23"><text:span text:style-name="T2"/></text:p>
          <text:p text:style-name="P13"><text:span text:style-name="T2"/></text:p>
          <text:p text:style-name="P42"/>
          <text:p text:style-name="P42"/>
          <text:p text:style-name="P42"/>
          <text:p text:style-name="P42"/>
          <text:p text:style-name="P42"/>
          <text:p text:style-name="P42"/>
          <text:p text:style-name="P42"/>
          <text:p text:style-name="P42"/>
          <text:p text:style-name="P42"/>
          <text:p text:style-name="P37"/>
          <text:p text:style-name="P37"/>
          <text:p text:style-name="P41"/>
          <text:p text:style-name="P40"/>
          <text:p text:style-name="P36"/>
          <text:p text:style-name="P40"/>
          <text:p text:style-name="P39"/>
          <text:p text:style-name="P39"/>
        </text:list-header>
      </text:list>
      <text:p text:style-name="P44"><text:s text:c="12"/></text:p>
      <text:p text:style-name="P44"><text:s text:c="10"/></text:p>
      <text:p text:style-name="P44"/>
      <text:p text:style-name="P44"/>
      <text:p text:style-name="P2"/>
      <text:p text:style-name="P44"/>
      <text:list xml:id="list103118143165529" text:continue-numbering="true" text:style-name="L1">
        <text:list-header>
          <text:p text:style-name="P35"/>
        </text:list-header>
      </text:list>
      <text:p text:style-name="P2"/>
      <text:list xml:id="list103117178717921" text:continue-numbering="true" text:style-name="L1">
        <text:list-header>
          <text:p text:style-name="P19"/>
          <text:p text:style-name="P39"/>
          <text:p text:style-name="P39"/>
          <text:p text:style-name="P39"/>
          <text:p text:style-name="P38"/>
          <text:p text:style-name="P3"/>
          <text:p text:style-name="P3"/>
          <text:p text:style-name="P17"/>
          <text:p text:style-name="P3"/>
          <text:p text:style-name="P16"/>
          <text:p text:style-name="P45"/>
        </text:list-header>
      </text:list>
      <text:p text:style-name="Standard"/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fo:font-weight="bold" style:font-name-asian="OpenSymbol" style:font-family-asian="OpenSymbol" style:font-charset-asian="x-symbol" style:font-weight-asian="bold" style:font-name-complex="OpenSymbol" style:font-family-complex="OpenSymbol" style:font-charset-complex="x-symbol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05T07:41:17.000514863</meta:creation-date>
    <meta:generator>LibreOffice/6.0.7.3$Linux_X86_64 LibreOffice_project/00m0$Build-3</meta:generator>
    <dc:date>2021-08-06T10:31:15.837866659</dc:date>
    <meta:editing-duration>PT2H9M21S</meta:editing-duration>
    <meta:editing-cycles>16</meta:editing-cycles>
    <meta:document-statistic meta:table-count="0" meta:image-count="0" meta:object-count="0" meta:page-count="10" meta:paragraph-count="183" meta:word-count="4803" meta:character-count="25953" meta:non-whitespace-character-count="21352"/>
  </office:meta>
</office:document-meta>
</file>